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Destiny </text:p>
          </table:table-cell>
          <table:table-cell office:value-type="string">
            <text:p>Baccino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Ellie</text:p>
          </table:table-cell>
          <table:table-cell office:value-type="string">
            <text:p>Bruns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Phil</text:p>
          </table:table-cell>
          <table:table-cell office:value-type="string">
            <text:p>Chalkiadakis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Zach</text:p>
          </table:table-cell>
          <table:table-cell office:value-type="string">
            <text:p>Co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Josh</text:p>
          </table:table-cell>
          <table:table-cell office:value-type="string">
            <text:p>Den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Michael </text:p>
          </table:table-cell>
          <table:table-cell office:value-type="string">
            <text:p>Dunten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string">
            <text:p>Brett</text:p>
          </table:table-cell>
          <table:table-cell office:value-type="string">
            <text:p>Early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string">
            <text:p>Engel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Ryan </text:p>
          </table:table-cell>
          <table:table-cell office:value-type="string">
            <text:p>Frederickson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Pat </text:p>
          </table:table-cell>
          <table:table-cell office:value-type="string">
            <text:p>Gamb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Cameron</text:p>
          </table:table-cell>
          <table:table-cell office:value-type="string">
            <text:p>Holman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Adam</text:p>
          </table:table-cell>
          <table:table-cell office:value-type="string">
            <text:p>Hu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Morgan</text:p>
          </table:table-cell>
          <table:table-cell office:value-type="string">
            <text:p>Jarrard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Julia </text:p>
          </table:table-cell>
          <table:table-cell office:value-type="string">
            <text:p>Jones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Ryan </text:p>
          </table:table-cell>
          <table:table-cell office:value-type="string">
            <text:p>Kahn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Klosterman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Sean</text:p>
          </table:table-cell>
          <table:table-cell office:value-type="string">
            <text:p>Lewi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Lindsay </text:p>
          </table:table-cell>
          <table:table-cell office:value-type="string">
            <text:p>Meece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Cory</text:p>
          </table:table-cell>
          <table:table-cell office:value-type="string">
            <text:p>Morris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Gregg</text:p>
          </table:table-cell>
          <table:table-cell office:value-type="string">
            <text:p>Shepp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Lulu</text:p>
          </table:table-cell>
          <table:table-cell office:value-type="string">
            <text:p>Urena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Joe</text:p>
          </table:table-cell>
          <table:table-cell office:value-type="string">
            <text:p>Webber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Rodney </text:p>
          </table:table-cell>
          <table:table-cell office:value-type="string">
            <text:p>Wilson</text:p>
          </table:table-cell>
          <table:table-cell office:value-type="string">
            <text:p>Smal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C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4/09/2011</text:date>, <text:time>22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e Ceausescu</meta:initial-creator>
    <meta:creation-date>2011-04-09T22:21:58</meta:creation-date>
    <dc:date>2011-04-09T22:30:32</dc:date>
    <dc:creator>Nicolae Ceausescu</dc:creator>
    <meta:editing-duration>PT00H08M38S</meta:editing-duration>
    <meta:editing-cycles>1</meta:editing-cycles>
    <meta:document-statistic meta:table-count="3" meta:cell-count="69" meta:object-count="0"/>
    <meta:generator>OpenOffice.org/3.2$Linux OpenOffice.org_project/320m19$Build-9505</meta:generator>
  </office:meta>
</office:document-meta>
</file>